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af40" officeooo:paragraph-rsid="0010af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propuesto en clase</text:p>
      <text:p text:style-name="P1">crear dos clases, coche y moto que hereden de la clase vehiculo que sera abstracta</text:p>
      <text:p text:style-name="P1"/>
      <text:p text:style-name="P1"><text:tab/>--crear un set y una lista con objetos de clase vehiculo</text:p>
      <text:p text:style-name="P1"><text:tab/>--crear metodos especiales para coche y moto</text:p>
      <text:p text:style-name="P1"><text:tab/>--implementar comparator con matricula que sera un String</text:p>
      <text:p text:style-name="P1"><text:tab/>--añadir 2 coches y 3 motos y recorrer el conjunto y mostrar lo que tenga cada uno</text:p>
      <text:p text:style-name="P1"><text:tab/>--quitar y poner del set y de la lista</text:p>
      <text:p text:style-name="P1"><text:tab/>--guardar cada objeto</text:p>
      <text:p text:style-name="P1"><text:tab/>--ficheros se da tiempo lo miram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8:33:01.054000000</meta:creation-date>
    <dc:date>2018-05-11T00:13:50.292000000</dc:date>
    <meta:editing-duration>PT44M27S</meta:editing-duration>
    <meta:editing-cycles>2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9" meta:word-count="87" meta:character-count="449" meta:non-whitespace-character-count="371"/>
  </office:meta>
</office:document-meta>
</file>